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1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31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05:32:16.069674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6:10:04.025910001</meta:creation-date>
    <dc:date>2020-04-29T05:37:46.710137979</dc:date>
    <meta:editing-duration>PT11H13M20S</meta:editing-duration>
    <meta:editing-cycles>106</meta:editing-cycles>
    <meta:generator>LibreOffice/6.2.8.2$Linux_X86_64 LibreOffice_project/20$Build-2</meta:generator>
    <meta:document-statistic meta:table-count="36" meta:cell-count="1247" meta:object-count="0"/>
  </office:meta>
</office:document-meta>
</file>